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ba5f" officeooo:paragraph-rsid="000aba5f"/>
    </style:style>
    <style:style style:name="P2" style:family="paragraph" style:parent-style-name="Standard">
      <style:text-properties officeooo:rsid="000aba5f" officeooo:paragraph-rsid="000aba5f"/>
    </style:style>
    <style:style style:name="T1" style:family="text">
      <style:text-properties officeooo:rsid="00105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magania STRQ</text:p>
      <text:p text:style-name="P1"/>
      <text:p text:style-name="P1">- Umożliwienie planowania tras i przejazdów</text:p>
      <text:p text:style-name="P1">- <text:span text:style-name="T1">Usprawnienie zarządzania flotą pojazdów</text:span></text:p>
      <text:p text:style-name="P1">- Umożliwinie zarządzania użytkownikami</text:p>
      <text:p text:style-name="P1">- Usprawnienie procesu serisowania pojazdów</text:p>
      <text:p text:style-name="P1">- Zwiększenie liczby klientów</text:p>
      <text:p text:style-name="P1">- Ułatwienie procesu zakupu biletu</text:p>
      <text:p text:style-name="P1">- <text:span text:style-name="T1">Zwiększenie czytelności informacji o dostępnych zniżkach</text:span></text:p>
      <text:p text:style-name="P1">- Usprawnienie komunikacji z klientami</text:p>
      <text:p text:style-name="P1">- <text:span text:style-name="T1">Przyspieszenie procesu rozpatrywania reklamacj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2:27:46.807240010</meta:creation-date>
    <dc:date>2019-03-20T23:05:52.056731254</dc:date>
    <meta:editing-duration>PT14M30S</meta:editing-duration>
    <meta:editing-cycles>2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10" meta:word-count="48" meta:character-count="388" meta:non-whitespace-character-count="350"/>
  </office:meta>
</office:document-meta>
</file>